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50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7.764cm"/>
    </style:style>
    <style:style style:name="co4" style:family="table-column">
      <style:table-column-properties fo:break-before="auto" style:column-width="4.992cm"/>
    </style:style>
    <style:style style:name="co5" style:family="table-column">
      <style:table-column-properties fo:break-before="auto" style:column-width="15.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/>
    </style:style>
    <style:style style:name="ce2" style:family="table-cell" style:parent-style-name="Default">
      <style:table-cell-properties fo:background-color="#ffcc99"/>
    </style:style>
    <style:style style:name="ce3" style:family="table-cell" style:parent-style-name="Default">
      <style:table-cell-properties fo:background-color="#aecf00"/>
      <style:text-properties style:use-window-font-color="true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Contrôleu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1" table:default-cell-style-name="Default"/>
        <table:table-row table:style-name="ro1">
          <table:table-cell table:style-name="Heading1" office:value-type="string">
            <text:p>Contrôleur</text:p>
          </table:table-cell>
          <table:table-cell table:style-name="Heading1" office:value-type="string">
            <text:p>Statut</text:p>
          </table:table-cell>
          <table:table-cell table:style-name="Heading1" office:value-type="string">
            <text:p>Remarque</text:p>
          </table:table-cell>
          <table:table-cell table:number-columns-repeated="1021"/>
        </table:table-row>
        <table:table-row table:style-name="ro1">
          <table:table-cell office:value-type="string">
            <text:p>Accompagnementscuis66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ctionscandidatsPersonnes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dressesfoyers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modifier les adresses dans la plage de dates ?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pres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style-name="ce4" table:number-columns-repeated="1021"/>
        </table:table-row>
        <table:table-row table:style-name="ro2">
          <table:table-cell table:style-name="ce2" office:value-type="string">
            <text:p>Apres66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style-name="ce4" table:number-columns-repeated="1021"/>
        </table:table-row>
        <table:table-row table:style-name="ro2">
          <table:table-cell table:style-name="ce2" office:value-type="string">
            <text:p>Bilansparcours66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style-name="ce4" table:number-columns-repeated="1021"/>
        </table:table-row>
        <table:table-row table:style-name="ro1">
          <table:table-cell table:style-name="ce2" office:value-type="string">
            <text:p>Cers93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ontratsinsertion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uis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Decisionscuis66</text:p>
          </table:table-cell>
          <table:table-cell office:value-type="string">
            <text:p>OK</text:p>
          </table:table-cell>
          <table:table-cell/>
          <table:table-cell table:style-name="ce4" table:number-columns-repeated="1021"/>
        </table:table-row>
        <table:table-row table:style-name="ro2">
          <table:table-cell table:style-name="ce2" office:value-type="string">
            <text:p>Decisionsdossierspcgs66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Detailsdroitsrsa</text:p>
          </table:table-cell>
          <table:table-cell office:value-type="string">
            <text:p>OK</text:p>
          </table:table-cell>
          <table:table-cell/>
          <table:table-cell table:style-name="ce4" table:number-columns-repeated="1021"/>
        </table:table-row>
        <table:table-row table:style-name="ro1">
          <table:table-cell office:value-type="string">
            <text:p>Dossiers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ossierspcgs66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number-columns-repeated="1021"/>
        </table:table-row>
        <table:table-row table:style-name="ro1">
          <table:table-cell office:value-type="string">
            <text:p>Dossierssimplifies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sps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Entretiens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number-columns-repeated="1021"/>
        </table:table-row>
        <table:table-row table:style-name="ro1">
          <table:table-cell office:value-type="string">
            <text:p>Evenements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Fichiersmodules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? Vérifier ?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stionsanomaliesbdds</text:p>
          </table:table-cell>
          <table:table-cell table:style-name="ce3" office:value-type="string">
            <text:p>OK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>
            <text:p>Historiqueseps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>
            <text:p>Indus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>
            <text:p>Infosfinancieres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nifestationsbilansparcours66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mos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number-columns-repeated="1021"/>
        </table:table-row>
        <table:table-row table:style-name="ro1">
          <table:table-cell office:value-type="string">
            <text:p>Modescontact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rientsstructs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ersonnes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number-columns-repeated="1021"/>
        </table:table-row>
        <table:table-row table:style-name="ro1">
          <table:table-cell office:value-type="string">
            <text:p>Personnespcgs66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rsonnesReferents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number-columns-repeated="1021"/>
        </table:table-row>
        <table:table-row table:style-name="ro1">
          <table:table-cell office:value-type="string">
            <text:p>Proposcontratsinsertioncovs58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>
            <text:p>Proposdecisionscers66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>
            <text:p>Proposdecisionscuis66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>
            <text:p>Proposorientationscovs58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ropospdos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number-columns-repeated="1021"/>
        </table:table-row>
        <table:table-row table:style-name="ro1">
          <table:table-cell office:value-type="string">
            <text:p>Recours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>
            <text:p>Relancesnonrespectssanctionseps93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endezvous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, rechercher la liste des rendez-vous dans la plage de da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eorientationseps93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, index_encours -&gt; actions edit et delete (Default2) ... une cohorte en même temps</text:p>
          </table:table-cell>
          <table:table-cell table:number-columns-repeated="1021"/>
        </table:table-row>
        <table:table-row table:style-name="ro1">
          <table:table-cell office:value-type="string">
            <text:p>Ressources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>
            <text:p>Sanctionseps58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>
            <text:p>Signalementseps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>
            <text:p>Situationsdossiersrsa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>
            <text:p>Suivisinsertion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>
            <text:p>Suivisinstruction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>
            <text:p>Suspensionscuis66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Traitementspcgs66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number-columns-repeated="1021"/>
        </table:table-row>
      </table:table>
      <table:table table:name="Actions" table:style-name="ta1">
        <table:table-column table:style-name="co1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1020" table:default-cell-style-name="Default"/>
        <table:table-row table:style-name="ro1">
          <table:table-cell table:style-name="Heading1" office:value-type="string">
            <text:p>Contrôleur</text:p>
          </table:table-cell>
          <table:table-cell table:style-name="Heading1" office:value-type="string">
            <text:p>Action</text:p>
          </table:table-cell>
          <table:table-cell table:style-name="Heading1" office:value-type="string">
            <text:p>Type CRUD</text:p>
          </table:table-cell>
          <table:table-cell table:style-name="Heading1" office:value-type="string">
            <text:p>Remarque</text:p>
          </table:table-cell>
          <table:table-cell table:number-columns-repeated="1020"/>
        </table:table-row>
        <table:table-row table:style-name="ro2">
          <table:table-cell office:value-type="string">
            <text:p>Accompagnementscuis66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2">
          <table:table-cell office:value-type="string">
            <text:p>Accompagnementscuis66</text:p>
          </table:table-cell>
          <table:table-cell office:value-type="string">
            <text:p>delete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2">
          <table:table-cell office:value-type="string">
            <text:p>Accompagnementscuis66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2">
          <table:table-cell office:value-type="string">
            <text:p>Accompagnementscuis66</text:p>
          </table:table-cell>
          <table:table-cell office:value-type="string">
            <text:p>impression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Accompagnementscuis66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Accompagnementscuis66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ActionscandidatsPersonne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ctionscandidatsPersonnes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ActionscandidatsPersonnes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ActionscandidatsPersonnes</text:p>
          </table:table-cell>
          <table:table-cell table:style-name="ce2" office:value-type="string">
            <text:p>ajaxpart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ActionscandidatsPersonnes</text:p>
          </table:table-cell>
          <table:table-cell table:style-name="ce2" office:value-type="string">
            <text:p>ajaxreferent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ActionscandidatsPersonnes</text:p>
          </table:table-cell>
          <table:table-cell table:style-name="ce2" office:value-type="string">
            <text:p>ajaxreffonct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ActionscandidatsPersonnes</text:p>
          </table:table-cell>
          <table:table-cell table:style-name="ce2" office:value-type="string">
            <text:p>ajaxstruct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ActionscandidatsPersonnes</text:p>
          </table:table-cell>
          <table:table-cell office:value-type="string">
            <text:p>cancel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ctionscandidatsPersonnes</text:p>
          </table:table-cell>
          <table:table-cell table:style-name="ce2" office:value-type="string">
            <text:p>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ActionscandidatsPersonnes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ActionscandidatsPersonne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ActionscandidatsPersonnes</text:p>
          </table:table-cell>
          <table:table-cell office:value-type="string">
            <text:p>filelink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ctionscandidatsPersonnes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ActionscandidatsPersonne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ActionscandidatsPersonnes</text:p>
          </table:table-cell>
          <table:table-cell office:value-type="string">
            <text:p>indexparams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ActionscandidatsPersonnes</text:p>
          </table:table-cell>
          <table:table-cell office:value-type="string">
            <text:p>maillink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ActionscandidatsPersonnes</text:p>
          </table:table-cell>
          <table:table-cell office:value-type="string">
            <text:p>printFiche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ActionscandidatsPersonne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Adressesfoyers</text:p>
          </table:table-cell>
          <table:table-cell office:value-type="string">
            <text:p>add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dressesfoyers</text:p>
          </table:table-cell>
          <table:table-cell table:style-name="ce2" office:value-type="string">
            <text:p>edit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Suivant les dates ?</text:p>
          </table:table-cell>
          <table:table-cell table:number-columns-repeated="1020"/>
        </table:table-row>
        <table:table-row table:style-name="ro1">
          <table:table-cell office:value-type="string">
            <text:p>Adressesfoyer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Adressesfoyer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Apre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/>
          <table:table-cell table:style-name="ce4" table:number-columns-repeated="1020"/>
        </table:table-row>
        <table:table-row table:style-name="ro1">
          <table:table-cell table:style-name="ce2" office:value-type="string">
            <text:p>Apres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table:style-name="ce2" office:value-type="string">
            <text:p>Apres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table:style-name="ce2" office:value-type="string">
            <text:p>Apres</text:p>
          </table:table-cell>
          <table:table-cell table:style-name="ce2" office:value-type="string">
            <text:p>ajaxref</text:p>
          </table:table-cell>
          <table:table-cell table:style-name="ce2" office:value-type="string">
            <text:p>read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table:style-name="ce2" office:value-type="string">
            <text:p>Apres</text:p>
          </table:table-cell>
          <table:table-cell table:style-name="ce2" office:value-type="string">
            <text:p>ajaxstruct</text:p>
          </table:table-cell>
          <table:table-cell table:style-name="ce2" office:value-type="string">
            <text:p>read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table:style-name="ce2" office:value-type="string">
            <text:p>Apres</text:p>
          </table:table-cell>
          <table:table-cell table:style-name="ce2" office:value-type="string">
            <text:p>ajaxtiersprestaactprof</text:p>
          </table:table-cell>
          <table:table-cell table:style-name="ce2" office:value-type="string">
            <text:p>read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table:style-name="ce2" office:value-type="string">
            <text:p>Apres</text:p>
          </table:table-cell>
          <table:table-cell table:style-name="ce2" office:value-type="string">
            <text:p>ajaxtiersprestaformpermfimo</text:p>
          </table:table-cell>
          <table:table-cell table:style-name="ce2" office:value-type="string">
            <text:p>read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table:style-name="ce2" office:value-type="string">
            <text:p>Apres</text:p>
          </table:table-cell>
          <table:table-cell table:style-name="ce2" office:value-type="string">
            <text:p>ajaxtiersprestaformqualif</text:p>
          </table:table-cell>
          <table:table-cell table:style-name="ce2" office:value-type="string">
            <text:p>read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table:style-name="ce2" office:value-type="string">
            <text:p>Apres</text:p>
          </table:table-cell>
          <table:table-cell table:style-name="ce2" office:value-type="string">
            <text:p>ajaxtiersprestapermisb</text:p>
          </table:table-cell>
          <table:table-cell table:style-name="ce2" office:value-type="string">
            <text:p>read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table:style-name="ce2" office:value-type="string">
            <text:p>Apres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table:style-name="ce2" office:value-type="string">
            <text:p>Apres</text:p>
          </table:table-cell>
          <table:table-cell table:style-name="ce2" office:value-type="string">
            <text:p>edit</text:p>
          </table:table-cell>
          <table:table-cell table:style-name="ce2" office:value-type="string">
            <text:p>update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office:value-type="string">
            <text:p>Apres</text:p>
          </table:table-cell>
          <table:table-cell office:value-type="string">
            <text:p>filelink</text:p>
          </table:table-cell>
          <table:table-cell office:value-type="string">
            <text:p>read</text:p>
          </table:table-cell>
          <table:table-cell/>
          <table:table-cell table:style-name="ce4" table:number-columns-repeated="1020"/>
        </table:table-row>
        <table:table-row table:style-name="ro1">
          <table:table-cell table:style-name="ce2" office:value-type="string">
            <text:p>Apres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office:value-type="string">
            <text:p>Apre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/>
          <table:table-cell table:style-name="ce4" table:number-columns-repeated="1020"/>
        </table:table-row>
        <table:table-row table:style-name="ro1">
          <table:table-cell office:value-type="string">
            <text:p>Apres</text:p>
          </table:table-cell>
          <table:table-cell office:value-type="string">
            <text:p>indexparams</text:p>
          </table:table-cell>
          <table:table-cell office:value-type="string">
            <text:p>read</text:p>
          </table:table-cell>
          <table:table-cell/>
          <table:table-cell table:style-name="ce4" table:number-columns-repeated="1020"/>
        </table:table-row>
        <table:table-row table:style-name="ro1">
          <table:table-cell office:value-type="string">
            <text:p>Apre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/>
          <table:table-cell table:style-name="ce4" table:number-columns-repeated="1020"/>
        </table:table-row>
        <table:table-row table:style-name="ro2">
          <table:table-cell office:value-type="string">
            <text:p>Apres66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/>
          <table:table-cell table:style-name="ce4" table:number-columns-repeated="1020"/>
        </table:table-row>
        <table:table-row table:style-name="ro2">
          <table:table-cell table:style-name="ce2" office:value-type="string">
            <text:p>Apres66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style-name="ce4" table:number-columns-repeated="1020"/>
        </table:table-row>
        <table:table-row table:style-name="ro2">
          <table:table-cell table:style-name="ce2" office:value-type="string">
            <text:p>Apres66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style-name="ce4" table:number-columns-repeated="1020"/>
        </table:table-row>
        <table:table-row table:style-name="ro2">
          <table:table-cell table:style-name="ce2" office:value-type="string">
            <text:p>Apres66</text:p>
          </table:table-cell>
          <table:table-cell table:style-name="ce2" office:value-type="string">
            <text:p>ajaxpiece</text:p>
          </table:table-cell>
          <table:table-cell table:style-name="ce2" office:value-type="string">
            <text:p>read</text:p>
          </table:table-cell>
          <table:table-cell table:style-name="ce2"/>
          <table:table-cell table:style-name="ce4" table:number-columns-repeated="1020"/>
        </table:table-row>
        <table:table-row table:style-name="ro2">
          <table:table-cell table:style-name="ce2" office:value-type="string">
            <text:p>Apres66</text:p>
          </table:table-cell>
          <table:table-cell table:style-name="ce2" office:value-type="string">
            <text:p>ajaxref</text:p>
          </table:table-cell>
          <table:table-cell table:style-name="ce2" office:value-type="string">
            <text:p>read</text:p>
          </table:table-cell>
          <table:table-cell table:style-name="ce2"/>
          <table:table-cell table:style-name="ce4" table:number-columns-repeated="1020"/>
        </table:table-row>
        <table:table-row table:style-name="ro2">
          <table:table-cell table:style-name="ce2" office:value-type="string">
            <text:p>Apres66</text:p>
          </table:table-cell>
          <table:table-cell table:style-name="ce2" office:value-type="string">
            <text:p>ajaxstruct</text:p>
          </table:table-cell>
          <table:table-cell table:style-name="ce2" office:value-type="string">
            <text:p>read</text:p>
          </table:table-cell>
          <table:table-cell table:style-name="ce2"/>
          <table:table-cell table:style-name="ce4" table:number-columns-repeated="1020"/>
        </table:table-row>
        <table:table-row table:style-name="ro2">
          <table:table-cell office:value-type="string">
            <text:p>Apres66</text:p>
          </table:table-cell>
          <table:table-cell office:value-type="string">
            <text:p>cancel</text:p>
          </table:table-cell>
          <table:table-cell office:value-type="string">
            <text:p>update</text:p>
          </table:table-cell>
          <table:table-cell/>
          <table:table-cell table:style-name="ce4" table:number-columns-repeated="1020"/>
        </table:table-row>
        <table:table-row table:style-name="ro2">
          <table:table-cell table:style-name="ce2" office:value-type="string">
            <text:p>Apres66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style-name="ce4" table:number-columns-repeated="1020"/>
        </table:table-row>
        <table:table-row table:style-name="ro2">
          <table:table-cell office:value-type="string">
            <text:p>Apres66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/>
          <table:table-cell table:style-name="ce4" table:number-columns-repeated="1020"/>
        </table:table-row>
        <table:table-row table:style-name="ro2">
          <table:table-cell office:value-type="string">
            <text:p>Apres66</text:p>
          </table:table-cell>
          <table:table-cell office:value-type="string">
            <text:p>filelink</text:p>
          </table:table-cell>
          <table:table-cell office:value-type="string">
            <text:p>read</text:p>
          </table:table-cell>
          <table:table-cell/>
          <table:table-cell table:style-name="ce4" table:number-columns-repeated="1020"/>
        </table:table-row>
        <table:table-row table:style-name="ro2">
          <table:table-cell table:style-name="ce2" office:value-type="string">
            <text:p>Apres66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style-name="ce4" table:number-columns-repeated="1020"/>
        </table:table-row>
        <table:table-row table:style-name="ro2">
          <table:table-cell office:value-type="string">
            <text:p>Apres66</text:p>
          </table:table-cell>
          <table:table-cell office:value-type="string">
            <text:p>impression</text:p>
          </table:table-cell>
          <table:table-cell office:value-type="string">
            <text:p>read</text:p>
          </table:table-cell>
          <table:table-cell/>
          <table:table-cell table:style-name="ce4" table:number-columns-repeated="1020"/>
        </table:table-row>
        <table:table-row table:style-name="ro2">
          <table:table-cell office:value-type="string">
            <text:p>Apres66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/>
          <table:table-cell table:style-name="ce4" table:number-columns-repeated="1020"/>
        </table:table-row>
        <table:table-row table:style-name="ro2">
          <table:table-cell office:value-type="string">
            <text:p>Apres66</text:p>
          </table:table-cell>
          <table:table-cell office:value-type="string">
            <text:p>indexparams</text:p>
          </table:table-cell>
          <table:table-cell office:value-type="string">
            <text:p>read</text:p>
          </table:table-cell>
          <table:table-cell/>
          <table:table-cell table:style-name="ce4" table:number-columns-repeated="1020"/>
        </table:table-row>
        <table:table-row table:style-name="ro2">
          <table:table-cell office:value-type="string">
            <text:p>Apres66</text:p>
          </table:table-cell>
          <table:table-cell office:value-type="string">
            <text:p>maillink</text:p>
          </table:table-cell>
          <table:table-cell office:value-type="string">
            <text:p>read</text:p>
          </table:table-cell>
          <table:table-cell/>
          <table:table-cell table:style-name="ce4" table:number-columns-repeated="1020"/>
        </table:table-row>
        <table:table-row table:style-name="ro2">
          <table:table-cell office:value-type="string">
            <text:p>Apres66</text:p>
          </table:table-cell>
          <table:table-cell office:value-type="string">
            <text:p>notifications</text:p>
          </table:table-cell>
          <table:table-cell office:value-type="string">
            <text:p>read</text:p>
          </table:table-cell>
          <table:table-cell/>
          <table:table-cell table:style-name="ce4" table:number-columns-repeated="1020"/>
        </table:table-row>
        <table:table-row table:style-name="ro2">
          <table:table-cell office:value-type="string">
            <text:p>Apres66</text:p>
          </table:table-cell>
          <table:table-cell office:value-type="string">
            <text:p>view66</text:p>
          </table:table-cell>
          <table:table-cell office:value-type="string">
            <text:p>read</text:p>
          </table:table-cell>
          <table:table-cell/>
          <table:table-cell table:style-name="ce4" table:number-columns-repeated="1020"/>
        </table:table-row>
        <table:table-row table:style-name="ro2">
          <table:table-cell office:value-type="string">
            <text:p>Bilansparcours66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/>
          <table:table-cell table:style-name="ce4" table:number-columns-repeated="1020"/>
        </table:table-row>
        <table:table-row table:style-name="ro2">
          <table:table-cell table:style-name="ce2" office:value-type="string">
            <text:p>Bilansparcours66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style-name="ce4" table:number-columns-repeated="1020"/>
        </table:table-row>
        <table:table-row table:style-name="ro2">
          <table:table-cell table:style-name="ce2" office:value-type="string">
            <text:p>Bilansparcours66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style-name="ce4" table:number-columns-repeated="1020"/>
        </table:table-row>
        <table:table-row table:style-name="ro2">
          <table:table-cell table:style-name="ce2" office:value-type="string">
            <text:p>Bilansparcours66</text:p>
          </table:table-cell>
          <table:table-cell table:style-name="ce2" office:value-type="string">
            <text:p>ajaxstruc</text:p>
          </table:table-cell>
          <table:table-cell table:style-name="ce2" office:value-type="string">
            <text:p>read</text:p>
          </table:table-cell>
          <table:table-cell table:style-name="ce2"/>
          <table:table-cell table:style-name="ce4" table:number-columns-repeated="1020"/>
        </table:table-row>
        <table:table-row table:style-name="ro2">
          <table:table-cell office:value-type="string">
            <text:p>Bilansparcours66</text:p>
          </table:table-cell>
          <table:table-cell office:value-type="string">
            <text:p>cancel</text:p>
          </table:table-cell>
          <table:table-cell office:value-type="string">
            <text:p>update</text:p>
          </table:table-cell>
          <table:table-cell/>
          <table:table-cell table:style-name="ce4" table:number-columns-repeated="1020"/>
        </table:table-row>
        <table:table-row table:style-name="ro2">
          <table:table-cell table:style-name="ce2" office:value-type="string">
            <text:p>Bilansparcours66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style-name="ce4" table:number-columns-repeated="1020"/>
        </table:table-row>
        <table:table-row table:style-name="ro2">
          <table:table-cell office:value-type="string">
            <text:p>Bilansparcours66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/>
          <table:table-cell table:style-name="ce4" table:number-columns-repeated="1020"/>
        </table:table-row>
        <table:table-row table:style-name="ro2">
          <table:table-cell office:value-type="string">
            <text:p>Bilansparcours66</text:p>
          </table:table-cell>
          <table:table-cell office:value-type="string">
            <text:p>filelink</text:p>
          </table:table-cell>
          <table:table-cell office:value-type="string">
            <text:p>read</text:p>
          </table:table-cell>
          <table:table-cell/>
          <table:table-cell table:style-name="ce4" table:number-columns-repeated="1020"/>
        </table:table-row>
        <table:table-row table:style-name="ro2">
          <table:table-cell table:style-name="ce2" office:value-type="string">
            <text:p>Bilansparcours66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style-name="ce4" table:number-columns-repeated="1020"/>
        </table:table-row>
        <table:table-row table:style-name="ro2">
          <table:table-cell office:value-type="string">
            <text:p>Bilansparcours66</text:p>
          </table:table-cell>
          <table:table-cell office:value-type="string">
            <text:p>impression</text:p>
          </table:table-cell>
          <table:table-cell office:value-type="string">
            <text:p>read</text:p>
          </table:table-cell>
          <table:table-cell/>
          <table:table-cell table:style-name="ce4" table:number-columns-repeated="1020"/>
        </table:table-row>
        <table:table-row table:style-name="ro2">
          <table:table-cell office:value-type="string">
            <text:p>Bilansparcours66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/>
          <table:table-cell table:style-name="ce4" table:number-columns-repeated="1020"/>
        </table:table-row>
        <table:table-row table:style-name="ro2">
          <table:table-cell office:value-type="string">
            <text:p>Bilansparcours66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/>
          <table:table-cell table:style-name="ce4" table:number-columns-repeated="1020"/>
        </table:table-row>
        <table:table-row table:style-name="ro1">
          <table:table-cell office:value-type="string">
            <text:p>Cers93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ers93</text:p>
          </table:table-cell>
          <table:table-cell table:style-name="ce2" office:value-type="string">
            <text:p>ajaxref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Cers93</text:p>
          </table:table-cell>
          <table:table-cell table:style-name="ce2" office:value-type="string">
            <text:p>ajaxstruct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Cers93</text:p>
          </table:table-cell>
          <table:table-cell office:value-type="string">
            <text:p>delete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1">
          <table:table-cell office:value-type="string">
            <text:p>Cers93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Cers93</text:p>
          </table:table-cell>
          <table:table-cell office:value-type="string">
            <text:p>impression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ers93</text:p>
          </table:table-cell>
          <table:table-cell office:value-type="string">
            <text:p>impressionDecision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ers93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ers93</text:p>
          </table:table-cell>
          <table:table-cell office:value-type="string">
            <text:p>indexparams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ers93</text:p>
          </table:table-cell>
          <table:table-cell office:value-type="string">
            <text:p>signature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Cers93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ontratsinsertion</text:p>
          </table:table-cell>
          <table:table-cell table:style-name="ce2" office:value-type="string">
            <text:p>ajaxaction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Contratsinsertion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Contratsinsertion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Contratsinsertion</text:p>
          </table:table-cell>
          <table:table-cell table:style-name="ce2" office:value-type="string">
            <text:p>ajaxref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Contratsinsertion</text:p>
          </table:table-cell>
          <table:table-cell table:style-name="ce2" office:value-type="string">
            <text:p>ajaxstruct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cancel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delete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ontratsinsertion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ficheliaisoncer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filelink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ontratsinsertion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impression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notifbenef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notification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notificationsop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reconductionCERPlus55Ans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valider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validerparticulier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validersimple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ui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uis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Cuis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Cuis</text:p>
          </table:table-cell>
          <table:table-cell office:value-type="string">
            <text:p>cancel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Cuis</text:p>
          </table:table-cell>
          <table:table-cell office:value-type="string">
            <text:p>delete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uis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Cui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Cuis</text:p>
          </table:table-cell>
          <table:table-cell office:value-type="string">
            <text:p>filelink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uis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Cuis</text:p>
          </table:table-cell>
          <table:table-cell office:value-type="string">
            <text:p>impression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ui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uis</text:p>
          </table:table-cell>
          <table:table-cell office:value-type="string">
            <text:p>indexparams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uis</text:p>
          </table:table-cell>
          <table:table-cell office:value-type="string">
            <text:p>valider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Cui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office:value-type="string">
            <text:p>Pas de vue en fait</text:p>
          </table:table-cell>
          <table:table-cell table:number-columns-repeated="1020"/>
        </table:table-row>
        <table:table-row table:style-name="ro1">
          <table:table-cell office:value-type="string">
            <text:p>Decisionscuis66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office:value-type="string">
            <text:p>Decisionscuis66</text:p>
          </table:table-cell>
          <table:table-cell office:value-type="string">
            <text:p>decisioncui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Decisionscuis66</text:p>
          </table:table-cell>
          <table:table-cell office:value-type="string">
            <text:p>delete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1">
          <table:table-cell office:value-type="string">
            <text:p>Decisionscuis66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Decisionscuis66</text:p>
          </table:table-cell>
          <table:table-cell office:value-type="string">
            <text:p>impression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Decisionsdossierspcgs66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ecisionsdossierspcgs66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>
            <text:p>Decisionsdossierspcgs66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>
            <text:p>Decisionsdossierspcgs66</text:p>
          </table:table-cell>
          <table:table-cell table:style-name="ce2" office:value-type="string">
            <text:p>ajaxproposition</text:p>
          </table:table-cell>
          <table:table-cell table:style-name="ce2" office:value-type="string">
            <text:p>view</text:p>
          </table:table-cell>
          <table:table-cell table:style-name="ce2"/>
          <table:table-cell table:number-columns-repeated="1020"/>
        </table:table-row>
        <table:table-row table:style-name="ro2">
          <table:table-cell office:value-type="string">
            <text:p>Decisionsdossierspcgs66</text:p>
          </table:table-cell>
          <table:table-cell office:value-type="string">
            <text:p>avistechnique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2">
          <table:table-cell office:value-type="string">
            <text:p>Decisionsdossierspcgs66</text:p>
          </table:table-cell>
          <table:table-cell office:value-type="string">
            <text:p>decisionproposition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2">
          <table:table-cell office:value-type="string">
            <text:p>Decisionsdossierspcgs66</text:p>
          </table:table-cell>
          <table:table-cell office:value-type="string">
            <text:p>delete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ecisionsdossierspcgs66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2">
          <table:table-cell office:value-type="string">
            <text:p>Decisionsdossierspcgs66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2">
          <table:table-cell office:value-type="string">
            <text:p>Decisionsdossierspcgs66</text:p>
          </table:table-cell>
          <table:table-cell office:value-type="string">
            <text:p>filelink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ecisionsdossierspcgs66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2">
          <table:table-cell office:value-type="string">
            <text:p>Decisionsdossierspcgs66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Decisionsdossierspcgs66</text:p>
          </table:table-cell>
          <table:table-cell office:value-type="string">
            <text:p>transmitop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2">
          <table:table-cell office:value-type="string">
            <text:p>Decisionsdossierspcgs66</text:p>
          </table:table-cell>
          <table:table-cell office:value-type="string">
            <text:p>validation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2">
          <table:table-cell office:value-type="string">
            <text:p>Decisionsdossierspcgs66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Detailsdroitsrsa</text:p>
          </table:table-cell>
          <table:table-cell office:value-type="string">
            <text:p>index</text:p>
          </table:table-cell>
          <table:table-cell table:number-columns-repeated="2"/>
          <table:table-cell table:style-name="ce4" table:number-columns-repeated="1020"/>
        </table:table-row>
        <table:table-row table:style-name="ro1">
          <table:table-cell office:value-type="string">
            <text:p>Dossier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Dossiers</text:p>
          </table:table-cell>
          <table:table-cell office:value-type="string">
            <text:p>exportcsv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Dossier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Dossier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Dossierspcgs66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ossierspcgs66</text:p>
          </table:table-cell>
          <table:table-cell table:style-name="ce2" office:value-type="string">
            <text:p>ajaxetatpdo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>
            <text:p>Dossierspcgs66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>
            <text:p>Dossierspcgs66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2">
          <table:table-cell office:value-type="string">
            <text:p>Dossierspcgs66</text:p>
          </table:table-cell>
          <table:table-cell office:value-type="string">
            <text:p>delete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ossierspcgs66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2">
          <table:table-cell office:value-type="string">
            <text:p>Dossierspcgs66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ossierspcgs66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2">
          <table:table-cell office:value-type="string">
            <text:p>Dossierspcgs66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Dossierspcgs66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Dossierssimplifie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office:value-type="string">
            <text:p>Dossierssimplifie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Dossierssimplifie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Dsp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sps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Dsps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Dsps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>
            <text:p>Dsp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sps</text:p>
          </table:table-cell>
          <table:table-cell table:style-name="ce2" office:value-type="string">
            <text:p>exportcsv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?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sps</text:p>
          </table:table-cell>
          <table:table-cell table:style-name="ce2" office:value-type="string">
            <text:p>filelink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Dsps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Dsps</text:p>
          </table:table-cell>
          <table:table-cell table:style-name="ce2" office:value-type="string">
            <text:p>findPersonne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En faire une fonction protégée ?</text:p>
          </table:table-cell>
          <table:table-cell table:number-columns-repeated="1020"/>
        </table:table-row>
        <table:table-row table:style-name="ro1">
          <table:table-cell office:value-type="string">
            <text:p>Dsps</text:p>
          </table:table-cell>
          <table:table-cell office:value-type="string">
            <text:p>histo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sps</text:p>
          </table:table-cell>
          <table:table-cell table:style-name="ce2" office:value-type="string">
            <text:p>index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>
            <text:p>Dsps</text:p>
          </table:table-cell>
          <table:table-cell office:value-type="string">
            <text:p>revertTo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Dsp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Dsps</text:p>
          </table:table-cell>
          <table:table-cell office:value-type="string">
            <text:p>view_diff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Dsps</text:p>
          </table:table-cell>
          <table:table-cell office:value-type="string">
            <text:p>view_revs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Dossierssimplifie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office:value-type="string">
            <text:p>Dossierssimplifie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Dossierssimplifie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Entretien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Entretiens</text:p>
          </table:table-cell>
          <table:table-cell table:style-name="ce2" office:value-type="string">
            <text:p>ajaxaction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Entretiens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Entretiens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Entretiens</text:p>
          </table:table-cell>
          <table:table-cell table:style-name="ce2" office:value-type="string">
            <text:p>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Entretiens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Entretien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Entretiens</text:p>
          </table:table-cell>
          <table:table-cell office:value-type="string">
            <text:p>filelink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Entretiens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Entretien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Entretien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Evenement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Fichiersmodules</text:p>
          </table:table-cell>
          <table:table-cell table:style-name="ce2" office:value-type="string">
            <text:p>delete</text:p>
          </table:table-cell>
          <table:table-cell table:style-name="ce2" office:value-type="string">
            <text:p>delete</text:p>
          </table:table-cell>
          <table:table-cell table:style-name="ce2" office:value-type="string">
            <text:p>Id et modèle indirects</text:p>
          </table:table-cell>
          <table:table-cell table:number-columns-repeated="1020"/>
        </table:table-row>
        <table:table-row table:style-name="ro1">
          <table:table-cell office:value-type="string">
            <text:p>Gestionsanomaliesbdds</text:p>
          </table:table-cell>
          <table:table-cell office:value-type="string">
            <text:p>foyer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Gestionsanomaliesbdd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Gestionsanomaliesbdds</text:p>
          </table:table-cell>
          <table:table-cell office:value-type="string">
            <text:p>personnes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1">
          <table:table-cell office:value-type="string">
            <text:p>Historiquesep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Historiqueseps</text:p>
          </table:table-cell>
          <table:table-cell office:value-type="string">
            <text:p>view_passage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Indus</text:p>
          </table:table-cell>
          <table:table-cell office:value-type="string">
            <text:p>index</text:p>
          </table:table-cell>
          <table:table-cell table:number-columns-repeated="1022"/>
        </table:table-row>
        <table:table-row table:style-name="ro1">
          <table:table-cell office:value-type="string">
            <text:p>Indus</text:p>
          </table:table-cell>
          <table:table-cell office:value-type="string">
            <text:p>view</text:p>
          </table:table-cell>
          <table:table-cell table:number-columns-repeated="1022"/>
        </table:table-row>
        <table:table-row table:style-name="ro1">
          <table:table-cell office:value-type="string">
            <text:p>Infosfinancieres</text:p>
          </table:table-cell>
          <table:table-cell office:value-type="string">
            <text:p>exportcsv</text:p>
          </table:table-cell>
          <table:table-cell table:number-columns-repeated="1022"/>
        </table:table-row>
        <table:table-row table:style-name="ro1">
          <table:table-cell office:value-type="string">
            <text:p>Infosfinancieres</text:p>
          </table:table-cell>
          <table:table-cell office:value-type="string">
            <text:p>index</text:p>
          </table:table-cell>
          <table:table-cell table:number-columns-repeated="1022"/>
        </table:table-row>
        <table:table-row table:style-name="ro1">
          <table:table-cell office:value-type="string">
            <text:p>Infosfinancieres</text:p>
          </table:table-cell>
          <table:table-cell office:value-type="string">
            <text:p>indexdossier</text:p>
          </table:table-cell>
          <table:table-cell table:number-columns-repeated="1022"/>
        </table:table-row>
        <table:table-row table:style-name="ro1">
          <table:table-cell office:value-type="string">
            <text:p>Infosfinancieres</text:p>
          </table:table-cell>
          <table:table-cell office:value-type="string">
            <text:p>view</text:p>
          </table:table-cell>
          <table:table-cell table:number-columns-repeated="1022"/>
        </table:table-row>
        <table:table-row table:style-name="ro2">
          <table:table-cell office:value-type="string">
            <text:p>Manifestationsbilansparcours66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nifestationsbilansparcours66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>
            <text:p>Manifestationsbilansparcours66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2">
          <table:table-cell office:value-type="string">
            <text:p>Manifestationsbilansparcours66</text:p>
          </table:table-cell>
          <table:table-cell office:value-type="string">
            <text:p>delete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nifestationsbilansparcours66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2">
          <table:table-cell office:value-type="string">
            <text:p>Manifestationsbilansparcours66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2">
          <table:table-cell office:value-type="string">
            <text:p>Manifestationsbilansparcours66</text:p>
          </table:table-cell>
          <table:table-cell office:value-type="string">
            <text:p>filelink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nifestationsbilansparcours66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2">
          <table:table-cell office:value-type="string">
            <text:p>Manifestationsbilansparcours66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Memo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mos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Memos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Memos</text:p>
          </table:table-cell>
          <table:table-cell office:value-type="string">
            <text:p>delete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mos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Memo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Memos</text:p>
          </table:table-cell>
          <table:table-cell office:value-type="string">
            <text:p>filelink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mos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Memo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Modescontact</text:p>
          </table:table-cell>
          <table:table-cell office:value-type="string">
            <text:p>add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Modescontact</text:p>
          </table:table-cell>
          <table:table-cell office:value-type="string">
            <text:p>edit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Modescontact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Modescontact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Orientsstruct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Orientsstructs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Orientsstructs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Orientsstructs</text:p>
          </table:table-cell>
          <table:table-cell office:value-type="string">
            <text:p>delete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Orientsstructs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Orientsstruct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Orientsstructs</text:p>
          </table:table-cell>
          <table:table-cell office:value-type="string">
            <text:p>filelink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Orientsstructs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Orientsstructs</text:p>
          </table:table-cell>
          <table:table-cell office:value-type="string">
            <text:p>impression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Orientsstruct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Orientsstructs</text:p>
          </table:table-cell>
          <table:table-cell office:value-type="string">
            <text:p>printChangementReferent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Personne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ersonnes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Personnes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Personnes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Personne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Personnes</text:p>
          </table:table-cell>
          <table:table-cell office:value-type="string">
            <text:p>filelink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ersonnes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Personne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Personne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Personnespcgs66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2">
          <table:table-cell office:value-type="string">
            <text:p>Personnespcgs66</text:p>
          </table:table-cell>
          <table:table-cell office:value-type="string">
            <text:p>delete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2">
          <table:table-cell office:value-type="string">
            <text:p>Personnespcgs66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2">
          <table:table-cell office:value-type="string">
            <text:p>Personnespcgs66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PersonnesReferent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ersonnesReferents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PersonnesReferents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PersonnesReferents</text:p>
          </table:table-cell>
          <table:table-cell office:value-type="string">
            <text:p>cloturer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ersonnesReferents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PersonnesReferent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PersonnesReferents</text:p>
          </table:table-cell>
          <table:table-cell office:value-type="string">
            <text:p>filelink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ersonnesReferents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PersonnesReferent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Proposcontratsinsertioncovs58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office:value-type="string">
            <text:p>Proposcontratsinsertioncovs58</text:p>
          </table:table-cell>
          <table:table-cell office:value-type="string">
            <text:p>ajaxref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Proposcontratsinsertioncovs58</text:p>
          </table:table-cell>
          <table:table-cell office:value-type="string">
            <text:p>ajaxstruct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Proposcontratsinsertioncovs58</text:p>
          </table:table-cell>
          <table:table-cell office:value-type="string">
            <text:p>delete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1">
          <table:table-cell office:value-type="string">
            <text:p>Proposcontratsinsertioncovs58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2">
          <table:table-cell office:value-type="string">
            <text:p>Proposdecisionscers66</text:p>
          </table:table-cell>
          <table:table-cell office:value-type="string">
            <text:p>proposition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2">
          <table:table-cell office:value-type="string">
            <text:p>Proposdecisionscers66</text:p>
          </table:table-cell>
          <table:table-cell office:value-type="string">
            <text:p>propositionparticulier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2">
          <table:table-cell office:value-type="string">
            <text:p>Proposdecisionscers66</text:p>
          </table:table-cell>
          <table:table-cell office:value-type="string">
            <text:p>propositionsimple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2">
          <table:table-cell office:value-type="string">
            <text:p>Proposdecisionscuis66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2">
          <table:table-cell office:value-type="string">
            <text:p>Proposdecisionscuis66</text:p>
          </table:table-cell>
          <table:table-cell office:value-type="string">
            <text:p>delete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2">
          <table:table-cell office:value-type="string">
            <text:p>Proposdecisionscuis66</text:p>
          </table:table-cell>
          <table:table-cell office:value-type="string">
            <text:p>edit</text:p>
          </table:table-cell>
          <table:table-cell office:value-type="string">
            <text:p>udate</text:p>
          </table:table-cell>
          <table:table-cell table:number-columns-repeated="1021"/>
        </table:table-row>
        <table:table-row table:style-name="ro2">
          <table:table-cell office:value-type="string">
            <text:p>Proposdecisionscuis66</text:p>
          </table:table-cell>
          <table:table-cell office:value-type="string">
            <text:p>notifelucui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Proposdecisionscuis66</text:p>
          </table:table-cell>
          <table:table-cell office:value-type="string">
            <text:p>propositioncui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Proposorientationscovs58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office:value-type="string">
            <text:p>Proposorientationscovs58</text:p>
          </table:table-cell>
          <table:table-cell office:value-type="string">
            <text:p>delete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1">
          <table:table-cell office:value-type="string">
            <text:p>Proposorientationscovs58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Propospdo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ropospdos</text:p>
          </table:table-cell>
          <table:table-cell table:style-name="ce2" office:value-type="string">
            <text:p>ajaxetatpdo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Propospdos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Propospdos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Propospdos</text:p>
          </table:table-cell>
          <table:table-cell table:style-name="ce2" office:value-type="string">
            <text:p>ajaxstruct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Propospdos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Propospdo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ropospdos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Propospdo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Propospdos</text:p>
          </table:table-cell>
          <table:table-cell office:value-type="string">
            <text:p>printCourrier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Propospdo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Recours</text:p>
          </table:table-cell>
          <table:table-cell office:value-type="string">
            <text:p>contentieux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Recours</text:p>
          </table:table-cell>
          <table:table-cell office:value-type="string">
            <text:p>gracieux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Relancesnonrespectssanctionseps93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office:value-type="string">
            <text:p>Relancesnonrespectssanctionseps93</text:p>
          </table:table-cell>
          <table:table-cell office:value-type="string">
            <text:p>cohorte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Relancesnonrespectssanctionseps93</text:p>
          </table:table-cell>
          <table:table-cell office:value-type="string">
            <text:p>exportcsv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Relancesnonrespectssanctionseps93</text:p>
          </table:table-cell>
          <table:table-cell office:value-type="string">
            <text:p>impression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Relancesnonrespectssanctionseps93</text:p>
          </table:table-cell>
          <table:table-cell office:value-type="string">
            <text:p>impression_cohorte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Relancesnonrespectssanctionseps93</text:p>
          </table:table-cell>
          <table:table-cell office:value-type="string">
            <text:p>impressions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Relancesnonrespectssanctionseps93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Rendezvou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endezvous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Rendezvous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Rendezvous</text:p>
          </table:table-cell>
          <table:table-cell table:style-name="ce2" office:value-type="string">
            <text:p>ajaxreffonct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Rendezvous</text:p>
          </table:table-cell>
          <table:table-cell table:style-name="ce2" office:value-type="string">
            <text:p>delete</text:p>
          </table:table-cell>
          <table:table-cell table:style-name="ce2" office:value-type="string">
            <text:p>delete</text:p>
          </table:table-cell>
          <table:table-cell table:style-name="ce2" office:value-type="string">
            <text:p>plage de da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ndezvous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Rendezvous</text:p>
          </table:table-cell>
          <table:table-cell table:style-name="ce2" office:value-type="string">
            <text:p>edit</text:p>
          </table:table-cell>
          <table:table-cell table:style-name="ce2" office:value-type="string">
            <text:p>update</text:p>
          </table:table-cell>
          <table:table-cell table:style-name="ce2" office:value-type="string">
            <text:p>plage de da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ndezvous</text:p>
          </table:table-cell>
          <table:table-cell table:style-name="ce2" office:value-type="string">
            <text:p>filelink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plage de da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ndezvous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Rendezvous</text:p>
          </table:table-cell>
          <table:table-cell table:style-name="ce2" office:value-type="string">
            <text:p>impression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plage de da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ndezvous</text:p>
          </table:table-cell>
          <table:table-cell table:style-name="ce2" office:value-type="string">
            <text:p>index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plage de da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ndezvous</text:p>
          </table:table-cell>
          <table:table-cell table:style-name="ce2" office:value-type="string">
            <text:p>view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plage de da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orientationseps93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crea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Reorientationseps94</text:p>
          </table:table-cell>
          <table:table-cell table:style-name="ce2" office:value-type="string">
            <text:p>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Reorientationseps95</text:p>
          </table:table-cell>
          <table:table-cell table:style-name="ce2" office:value-type="string">
            <text:p>edit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Reorientationseps96</text:p>
          </table:table-cell>
          <table:table-cell table:style-name="ce2" office:value-type="string">
            <text:p>index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read', FIXME: index_encours -&gt; actions edit et delete (Default2) ... une cohorte en même temps</text:p>
          </table:table-cell>
          <table:table-cell table:number-columns-repeated="1020"/>
        </table:table-row>
        <table:table-row table:style-name="ro1">
          <table:table-cell office:value-type="string">
            <text:p>Ressource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office:value-type="string">
            <text:p>Ressource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Ressource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Ressource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Sanctionseps58</text:p>
          </table:table-cell>
          <table:table-cell office:value-type="string">
            <text:p>deleteNonrespectcer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1">
          <table:table-cell office:value-type="string">
            <text:p>Sanctionseps58</text:p>
          </table:table-cell>
          <table:table-cell office:value-type="string">
            <text:p>exportcsv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Sanctionseps58</text:p>
          </table:table-cell>
          <table:table-cell office:value-type="string">
            <text:p>nonrespectcer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office:value-type="string">
            <text:p>Sanctionseps58</text:p>
          </table:table-cell>
          <table:table-cell office:value-type="string">
            <text:p>selectionnoninscrits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office:value-type="string">
            <text:p>Sanctionseps58</text:p>
          </table:table-cell>
          <table:table-cell office:value-type="string">
            <text:p>selectionradies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office:value-type="string">
            <text:p>Signalementsep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office:value-type="string">
            <text:p>Signalementseps</text:p>
          </table:table-cell>
          <table:table-cell office:value-type="string">
            <text:p>delete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1">
          <table:table-cell office:value-type="string">
            <text:p>Signalementsep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Situationsdossiersrsa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Situationsdossiersrsa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Suivisinsertion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Suivisinstruction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Suivisinstruction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Suspensionscuis66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2">
          <table:table-cell office:value-type="string">
            <text:p>Suspensionscuis66</text:p>
          </table:table-cell>
          <table:table-cell office:value-type="string">
            <text:p>delete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2">
          <table:table-cell office:value-type="string">
            <text:p>Suspensionscuis66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2">
          <table:table-cell office:value-type="string">
            <text:p>Suspensionscuis66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Traitementspcgs66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raitementspcgs66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>
            <text:p>Traitementspcgs66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>
            <text:p>Traitementspcgs66</text:p>
          </table:table-cell>
          <table:table-cell table:style-name="ce2" office:value-type="string">
            <text:p>ajaxpiece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2">
          <table:table-cell office:value-type="string">
            <text:p>Traitementspcgs66</text:p>
          </table:table-cell>
          <table:table-cell office:value-type="string">
            <text:p>cancel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2">
          <table:table-cell office:value-type="string">
            <text:p>Traitementspcgs66</text:p>
          </table:table-cell>
          <table:table-cell office:value-type="string">
            <text:p>clore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2">
          <table:table-cell office:value-type="string">
            <text:p>Traitementspcgs66</text:p>
          </table:table-cell>
          <table:table-cell office:value-type="string">
            <text:p>decision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2">
          <table:table-cell office:value-type="string">
            <text:p>Traitementspcgs66</text:p>
          </table:table-cell>
          <table:table-cell office:value-type="string">
            <text:p>delete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2">
          <table:table-cell office:value-type="string">
            <text:p>Traitementspcgs66</text:p>
          </table:table-cell>
          <table:table-cell office:value-type="string">
            <text:p>deverseDO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raitementspcgs66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2">
          <table:table-cell office:value-type="string">
            <text:p>Traitementspcgs66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raitementspcgs66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2">
          <table:table-cell office:value-type="string">
            <text:p>Traitementspcgs66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Traitementspcgs66</text:p>
          </table:table-cell>
          <table:table-cell office:value-type="string">
            <text:p>printFicheCalcul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Traitementspcgs66</text:p>
          </table:table-cell>
          <table:table-cell office:value-type="string">
            <text:p>printModeleCourrier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Traitementspcgs66</text:p>
          </table:table-cell>
          <table:table-cell office:value-type="string">
            <text:p>reverseDO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2">
          <table:table-cell office:value-type="string">
            <text:p>Traitementspcgs66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#e6e6ff" style:rotation-angle="0" style:vertical-justify="auto"/>
      <style:paragraph-properties css3t:text-justify="auto"/>
      <style:text-properties fo:font-size="10pt" fo:font-style="normal" fo:font-weight="normal" style:font-weight-asian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30">30/12/2012</text:date>, <text:time>20:0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9T10:05:30</meta:creation-date>
    <dc:date>2012-12-30T20:02:44</dc:date>
    <meta:editing-duration>PT19H53M45S</meta:editing-duration>
    <meta:editing-cycles>241</meta:editing-cycles>
    <meta:generator>LibreOffice/3.4$Linux LibreOffice_project/340m1$Build-103</meta:generator>
    <meta:document-statistic meta:table-count="2" meta:cell-count="1168" meta:object-count="0"/>
  </office:meta>
</office:document-meta>
</file>